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7-09">
            <text:p>2009-07-09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7-09">
            <text:p>2009-07-09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5]" office:value-type="string" office:string-value="VARCHAR(100)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table:formula="oooc:=[.O11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table:formula="oooc:=[.O37]" office:value-type="string" office:string-value="INTEGER">
            <text:p>INTEGER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5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6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table:formula="oooc:=[.N71]" office:value-type="string" office:string-value="EEGroupId">
            <text:p>EEGroupId</text:p>
          </table:table-cell>
          <table:table-cell table:style-name="ce19" table:formula="oooc:=[.O71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5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26" table:number-columns-repeated="4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3">
          <table:table-cell table:style-name="ce47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8" table:formula="oooc:=[Tables.D3]" office:value-type="date" office:date-value="2009-07-09">
            <text:p>2009-07-09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4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50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2">
          <table:table-cell table:style-name="ce47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8" table:formula="oooc:=[Tables.D3]" office:value-type="date" office:date-value="2009-07-09">
            <text:p>2009-07-09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0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2">
          <table:table-cell table:style-name="ce4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8" table:formula="oooc:=[Tables.D3]" office:value-type="date" office:date-value="2009-07-09">
            <text:p>2009-07-09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1" table:formula="oooc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60" table:formula="oooc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sCVRegio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Cart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653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7/09/2009</text:date>, <text:time>07:3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09T07:38:15</dc:date>
    <meta:printed-by>Mario Yandar</meta:printed-by>
    <meta:print-date>2008-05-09T11:50:49</meta:print-date>
    <meta:editing-cycles>341</meta:editing-cycles>
    <meta:editing-duration>P3DT16H12M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37"/>
  </office:meta>
</office:document-meta>
</file>